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strict </text:p>
          </table:table-cell>
          <table:table-cell office:value-type="string" calcext:value-type="string">
            <text:p>Representative </text:p>
          </table:table-cell>
          <table:table-cell office:value-type="string" calcext:value-type="string">
            <text:p>Counti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dall, Scott D. </text:p>
          </table:table-cell>
          <table:table-cell office:value-type="string" calcext:value-type="string">
            <text:p>Box Elder, Ca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ss, Jefferson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tter, Val K. 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d, Edward H. 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b, R. Curt 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loy, A. Cory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wson, Justin L. </text:p>
          </table:table-cell>
          <table:table-cell office:value-type="string" calcext:value-type="string">
            <text:p>Web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erer, Gage </text:p>
          </table:table-cell>
          <table:table-cell office:value-type="string" calcext:value-type="string">
            <text:p>Web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terson, Jeremy A. </text:p>
          </table:table-cell>
          <table:table-cell office:value-type="string" calcext:value-type="string">
            <text:p>Web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tcher, Dixon M. </text:p>
          </table:table-cell>
          <table:table-cell office:value-type="string" calcext:value-type="string">
            <text:p>We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les, Kelly B. </text:p>
          </table:table-cell>
          <table:table-cell office:value-type="string" calcext:value-type="string">
            <text:p>Davis, Web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hultz, Mike </text:p>
          </table:table-cell>
          <table:table-cell office:value-type="string" calcext:value-type="string">
            <text:p>Davis, Web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y, Paul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onbee, Karianne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lson, Brad R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ndy, Stephen G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rlow, Stewart E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wkes, Timothy D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rd, Raymond P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wards, Rebecca P. 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gers, Douglas V. </text:p>
          </table:table-cell>
          <table:table-cell office:value-type="string" calcext:value-type="string">
            <text:p>Tooe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ckworth, Susa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llins, Sandra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vez-Houck, Rebecca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iscoe, Joel K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mero, Angela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ennedy, Michael S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ing, Brian S. </text:p>
          </table:table-cell>
          <table:table-cell office:value-type="string" calcext:value-type="string">
            <text:p>Salt Lake, Summ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ry, Lee B. </text:p>
          </table:table-cell>
          <table:table-cell office:value-type="string" calcext:value-type="string">
            <text:p>Box Elder, Web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inder, Mike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eight, Elizabeth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istensen, LaVar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ll, Craig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wan, Kare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heatley, Mark A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ent, Patrice M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ss, Carol Spackma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utchings, Eric K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unnigan, James A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emingway, Lynn N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cCay, Daniel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leman, Kim F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ton, Cheryl K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utler, Bruce R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iason, Steve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ulson, Marie H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vory, Ke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atton, Keven J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endlove, Robert M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lsipher, Susa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ughes, Gregory H.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notwell, John 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ilde, Logan </text:p>
          </table:table-cell>
          <table:table-cell office:value-type="string" calcext:value-type="string">
            <text:p>Daggett, Duchesne, Morgan, Rich, Summi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inn, Tim </text:p>
          </table:table-cell>
          <table:table-cell office:value-type="string" calcext:value-type="string">
            <text:p>Summit, Wasatc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ew, Scott H. </text:p>
          </table:table-cell>
          <table:table-cell office:value-type="string" calcext:value-type="string">
            <text:p>Duchesne, Uinta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ristofferson, Kay J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ne, Brian M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wens, Derrin R. </text:p>
          </table:table-cell>
          <table:table-cell office:value-type="string" calcext:value-type="string">
            <text:p>Juab, Sanpe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terson, Val L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w, Brad M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over, Keith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ard, Jon E. 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mpty 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urston, Norman K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ibson, Francis D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Kell, Michael K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s, Marc K. 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lson, Merrill F. </text:p>
          </table:table-cell>
          <table:table-cell office:value-type="string" calcext:value-type="string">
            <text:p>Beaver, Juab, Millard, Tooele, Uta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atkins, Christine F </text:p>
          </table:table-cell>
          <table:table-cell office:value-type="string" calcext:value-type="string">
            <text:p>Carbon, Duchesne, Emery, Gran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brecht, Carl R. </text:p>
          </table:table-cell>
          <table:table-cell office:value-type="string" calcext:value-type="string">
            <text:p>Emery, Grand, Sanpete, Sevi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ast, Bradley G. </text:p>
          </table:table-cell>
          <table:table-cell office:value-type="string" calcext:value-type="string">
            <text:p>Iron, Washingt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estwood, John R. 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el, Michael E. </text:p>
          </table:table-cell>
          <table:table-cell office:value-type="string" calcext:value-type="string">
            <text:p>Beaver, Garfield, Kane, Piute, San Juan, Sevier, Way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now, V. Lowry 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ooks, Walt </text:p>
          </table:table-cell>
          <table:table-cell office:value-type="string" calcext:value-type="string">
            <text:p>Washing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37:41.626265184</meta:creation-date>
    <dc:date>2017-12-30T17:03:46.128219595</dc:date>
    <meta:editing-duration>PT16M4S</meta:editing-duration>
    <meta:editing-cycles>1</meta:editing-cycles>
    <meta:document-statistic meta:table-count="1" meta:cell-count="228" meta:object-count="0"/>
    <meta:generator>LibreOffice/5.1.6.2$Linux_X86_64 LibreOffice_project/10m0$Build-2</meta:generator>
  </office:meta>
</office:document-meta>
</file>